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18c9" officeooo:paragraph-rsid="001f18c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f18c9" officeooo:paragraph-rsid="001f18c9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f18c9" officeooo:paragraph-rsid="001f18c9" style:font-weight-asian="bold" style:font-weight-complex="bold"/>
    </style:style>
    <style:style style:name="P4" style:family="paragraph" style:parent-style-name="Standard">
      <style:text-properties style:font-name="arial" officeooo:rsid="0020abe7" officeooo:paragraph-rsid="0020abe7"/>
    </style:style>
    <style:style style:name="P5" style:family="paragraph" style:parent-style-name="Standard" style:list-style-name="L1">
      <style:text-properties officeooo:paragraph-rsid="0020abe7"/>
    </style:style>
    <style:style style:name="P6" style:family="paragraph" style:parent-style-name="Standard">
      <style:text-properties officeooo:paragraph-rsid="0020ab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0abe7"/>
    </style:style>
    <style:style style:name="T4" style:family="text">
      <style:text-properties style:font-name="arial" officeooo:rsid="0020a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II – Aula 05</text:p>
      <text:p text:style-name="P1"/>
      <text:p text:style-name="P3">Coisas iniciais da inicialização de um SO</text:p>
      <text:p text:style-name="P1"/>
      <text:p text:style-name="P1"><text:span text:style-name="T2">boot</text:span> → configuração da pilhas</text:p>
      <text:p text:style-name="P1"><text:tab/>SP(Start pointer) → <text:span text:style-name="T3">É um Registrador onde que ira apontar para </text:span>o começo da pilha</text:p>
      <text:p text:style-name="P1"><text:tab/>(Pilha aloca os dados nos espaços de memorias a baixo do SP )</text:p>
      <text:p text:style-name="P1"><text:tab/><text:tab/>EX: Pilha SP == 40000</text:p>
      <text:p text:style-name="P1"><text:tab/><text:tab/><text:tab/>3999</text:p>
      <text:p text:style-name="P1"><text:tab/><text:tab/><text:tab/>3998</text:p>
      <text:p text:style-name="P1"><text:tab/><text:tab/><text:tab/>3997</text:p>
      <text:p text:style-name="P1"/>
      <text:list xml:id="list1461931264" text:style-name="L1">
        <text:list-item>
          <text:p text:style-name="P5"><text:span text:style-name="T4">Colocar os processador p/ dormir</text:span></text:p>
        </text:list-item>
      </text:list>
      <text:p text:style-name="P6"><text:span text:style-name="T4"/></text:p>
      <text:p text:style-name="P6"><text:span text:style-name="T4"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8:21:01.458037609</meta:creation-date>
    <dc:date>2022-05-10T08:34:22.786259337</dc:date>
    <meta:editing-duration>PT13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57" meta:character-count="304" meta:non-whitespace-character-count="244"/>
  </office:meta>
</office:document-meta>
</file>